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lars</text:p>
          </table:table-cell>
          <table:table-cell table:style-name="ce1" table:number-columns-repeated="3"/>
          <table:table-cell table:style-name="ce1" office:value-type="string">
            <office:annotation draw:style-name="gr1" draw:text-style-name="P1" svg:width="2.899cm" svg:height="1.386cm" svg:x="8.994cm" svg:y="0cm" draw:caption-point-x="-0.61cm" draw:caption-point-y="0.01cm">
              <dc:date>2013-09-06T00:00:00</dc:date>
              <text:p text:style-name="P1"><text:span text:style-name="T1">Part of <text:s/>average calculation</text:span></text:p>
              <text:p text:style-name="P1"><text:span text:style-name="T1">default=y</text:span></text:p>
            </office:annotation>
            <text:p>GNSNT</text:p>
          </table:table-cell>
          <table:table-cell table:style-name="ce1" office:value-type="string">
            <office:annotation draw:style-name="gr1" draw:text-style-name="P1" svg:width="2.899cm" svg:height="2.176cm" svg:x="10.019cm" svg:y="0cm" draw:caption-point-x="-0.61cm" draw:caption-point-y="0.01cm">
              <dc:date>2013-09-06T00:00:00</dc:date>
              <text:p text:style-name="P1"><text:span text:style-name="T1">Part of regular expense calculation – monthly basis</text:span></text:p>
              <text:p text:style-name="P1"><text:span text:style-name="T1">default=n</text:span></text:p>
            </office:annotation>
            <text:p>FAST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Bolig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Udgifter til fællesskabet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Grundejerforen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Vejlau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Husleje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Finansie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Realkredi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nklån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Skat + Afgift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jendoms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jendomsværdi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jerskifte</text:p>
          </table:table-cell>
          <table:table-cell/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office:value-type="string">
            <text:p>Husforsikr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Indbo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office:value-type="string">
            <text:p>Andet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Vedligehol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lektrik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VS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loak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l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ømr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orbru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and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Indkøb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Møbl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videvar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iFi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ærktøj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lytn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Opmagasinering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lyttefolk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rævede syn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Transport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Bil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inansier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Lå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enz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arke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Værksted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kat + afgif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y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RM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sikr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Tog + Bus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Rejsekort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Cykel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ykelsm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Taxa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Øvrige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Fællesskab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agforen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-kas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mmunalt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ulykk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j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Andre låne udgifter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kassekredi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nk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nto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urtig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-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redit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Øvrige renter og gebyr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Kommunikation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Mobiltlf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ast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ter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riti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TV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Licen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etflix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BO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Viaplay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TV2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Youse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bonnemen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lad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Underholdn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konc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iogra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e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odbol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nd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b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ø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o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mpu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usi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å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Sundhe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Indkø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Mata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pote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tik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ehandl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Zoneterap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steop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syko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ysioterape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andlæ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risø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ostVejled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iroprak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ræ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arat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Ferie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Rejse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7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Andet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Kontant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Gaver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Udlæg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5" office:value-type="string">
            <text:p>Rådighed</text:p>
          </table:table-cell>
          <table:table-cell table:style-name="ce5" table:number-columns-repeated="1023"/>
        </table:table-row>
        <table:table-row table:style-name="ro1">
          <table:table-cell/>
          <table:table-cell office:value-type="string">
            <text:p>Ma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Specialbut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upermark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staura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fe +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ake-awa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nGros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øj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Dagligdag</text:p>
          </table:table-cell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22:35:2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53:40</meta:creation-date>
    <dc:date>2013-09-08T22:50:26</dc:date>
    <meta:editing-duration>PT11H51M25S</meta:editing-duration>
    <meta:editing-cycles>34</meta:editing-cycles>
    <meta:generator>LibreOffice/3.6$MacOSX_x86 LibreOffice_project/e29a214-2bbed72-0621de6-a97528c-8f066d</meta:generator>
    <meta:document-statistic meta:table-count="1" meta:cell-count="198" meta:object-count="0"/>
  </office:meta>
</office:document-meta>
</file>